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f1013" officeooo:paragraph-rsid="001f1013" style:font-weight-asian="bold" style:font-weight-complex="bold"/>
    </style:style>
    <style:style style:name="P2" style:family="paragraph" style:parent-style-name="Standard">
      <style:text-properties fo:font-weight="bold" officeooo:rsid="00202660" officeooo:paragraph-rsid="00202660" style:font-weight-asian="bold" style:font-weight-complex="bold"/>
    </style:style>
    <style:style style:name="P3" style:family="paragraph" style:parent-style-name="Standard">
      <style:text-properties fo:font-weight="bold" officeooo:rsid="002161f9" officeooo:paragraph-rsid="002161f9" style:font-weight-asian="bold" style:font-weight-complex="bold"/>
    </style:style>
    <style:style style:name="P4" style:family="paragraph" style:parent-style-name="Standard">
      <style:text-properties fo:font-weight="bold" officeooo:rsid="0021f9a1" officeooo:paragraph-rsid="0021f9a1" style:font-weight-asian="bold" style:font-weight-complex="bold"/>
    </style:style>
    <style:style style:name="P5" style:family="paragraph" style:parent-style-name="Standard">
      <style:text-properties fo:font-weight="bold" officeooo:rsid="00233a1a" officeooo:paragraph-rsid="00233a1a" style:font-weight-asian="bold" style:font-weight-complex="bold"/>
    </style:style>
    <style:style style:name="P6" style:family="paragraph" style:parent-style-name="Standard">
      <style:text-properties fo:font-weight="normal" officeooo:rsid="00202660" officeooo:paragraph-rsid="00202660" style:font-weight-asian="normal" style:font-weight-complex="normal"/>
    </style:style>
    <style:style style:name="P7" style:family="paragraph" style:parent-style-name="Standard">
      <style:text-properties fo:font-weight="normal" officeooo:rsid="00202660" officeooo:paragraph-rsid="001f1013" style:font-weight-asian="normal" style:font-weight-complex="normal"/>
    </style:style>
    <style:style style:name="P8" style:family="paragraph" style:parent-style-name="Standard">
      <style:text-properties fo:font-weight="normal" officeooo:rsid="002161f9" officeooo:paragraph-rsid="002161f9" style:font-weight-asian="normal" style:font-weight-complex="normal"/>
    </style:style>
    <style:style style:name="P9" style:family="paragraph" style:parent-style-name="Standard">
      <style:text-properties fo:font-weight="normal" officeooo:rsid="002161f9" officeooo:paragraph-rsid="00202660" style:font-weight-asian="normal" style:font-weight-complex="normal"/>
    </style:style>
    <style:style style:name="P10" style:family="paragraph" style:parent-style-name="Standard">
      <style:text-properties fo:font-weight="normal" officeooo:rsid="0021f9a1" officeooo:paragraph-rsid="002161f9" style:font-weight-asian="normal" style:font-weight-complex="normal"/>
    </style:style>
    <style:style style:name="P11" style:family="paragraph" style:parent-style-name="Standard">
      <style:text-properties fo:font-weight="normal" officeooo:rsid="0021f9a1" officeooo:paragraph-rsid="0021f9a1" style:font-weight-asian="normal" style:font-weight-complex="normal"/>
    </style:style>
    <style:style style:name="P12" style:family="paragraph" style:parent-style-name="Standard" style:list-style-name="L1">
      <style:text-properties fo:font-weight="bold" officeooo:rsid="00202660" officeooo:paragraph-rsid="00202660" style:font-weight-asian="bold" style:font-weight-complex="bold"/>
    </style:style>
    <style:style style:name="P13" style:family="paragraph" style:parent-style-name="Standard" style:list-style-name="L2">
      <style:text-properties fo:font-weight="bold" officeooo:rsid="00202660" officeooo:paragraph-rsid="00202660" style:font-weight-asian="bold" style:font-weight-complex="bold"/>
    </style:style>
    <style:style style:name="P14" style:family="paragraph" style:parent-style-name="Standard" style:list-style-name="L6">
      <style:text-properties fo:font-weight="bold" officeooo:rsid="00202660" officeooo:paragraph-rsid="00202660" style:font-weight-asian="bold" style:font-weight-complex="bold"/>
    </style:style>
    <style:style style:name="P15" style:family="paragraph" style:parent-style-name="Standard" style:list-style-name="L8">
      <style:text-properties fo:font-weight="bold" officeooo:rsid="0021f9a1" officeooo:paragraph-rsid="0021f9a1" style:font-weight-asian="bold" style:font-weight-complex="bold"/>
    </style:style>
    <style:style style:name="P16" style:family="paragraph" style:parent-style-name="Standard" style:list-style-name="L8">
      <style:text-properties fo:font-weight="bold" officeooo:rsid="00229585" officeooo:paragraph-rsid="00229585" style:font-weight-asian="bold" style:font-weight-complex="bold"/>
    </style:style>
    <style:style style:name="P17" style:family="paragraph" style:parent-style-name="Standard">
      <style:text-properties fo:font-weight="bold" officeooo:rsid="002161f9" officeooo:paragraph-rsid="002161f9" style:font-weight-asian="bold" style:font-weight-complex="bold"/>
    </style:style>
    <style:style style:name="P18" style:family="paragraph" style:parent-style-name="Standard">
      <style:text-properties fo:font-weight="bold" officeooo:rsid="0026c7ed" officeooo:paragraph-rsid="0026c7ed" style:font-weight-asian="bold" style:font-weight-complex="bold"/>
    </style:style>
    <style:style style:name="P19" style:family="paragraph" style:parent-style-name="Standard" style:list-style-name="L1">
      <style:text-properties fo:font-weight="normal" officeooo:rsid="00202660" officeooo:paragraph-rsid="00202660" style:font-weight-asian="normal" style:font-weight-complex="normal"/>
    </style:style>
    <style:style style:name="P20" style:family="paragraph" style:parent-style-name="Standard" style:list-style-name="L3">
      <style:text-properties fo:font-weight="normal" officeooo:rsid="00202660" officeooo:paragraph-rsid="00202660" style:font-weight-asian="normal" style:font-weight-complex="normal"/>
    </style:style>
    <style:style style:name="P21" style:family="paragraph" style:parent-style-name="Standard" style:list-style-name="L5">
      <style:text-properties fo:font-weight="normal" officeooo:rsid="00202660" officeooo:paragraph-rsid="00202660" style:font-weight-asian="normal" style:font-weight-complex="normal"/>
    </style:style>
    <style:style style:name="P22" style:family="paragraph" style:parent-style-name="Standard" style:list-style-name="L4">
      <style:text-properties fo:font-weight="normal" officeooo:rsid="002161f9" officeooo:paragraph-rsid="002161f9" style:font-weight-asian="normal" style:font-weight-complex="normal"/>
    </style:style>
    <style:style style:name="P23" style:family="paragraph" style:parent-style-name="Standard" style:list-style-name="L7">
      <style:text-properties fo:font-weight="normal" officeooo:rsid="002161f9" officeooo:paragraph-rsid="002161f9" style:font-weight-asian="normal" style:font-weight-complex="normal"/>
    </style:style>
    <style:style style:name="P24" style:family="paragraph" style:parent-style-name="Standard" style:list-style-name="L2">
      <style:text-properties officeooo:paragraph-rsid="00202660"/>
    </style:style>
    <style:style style:name="P25" style:family="paragraph" style:parent-style-name="Standard">
      <style:text-properties fo:color="#3465a4" fo:font-weight="bold" officeooo:rsid="00275ad7" officeooo:paragraph-rsid="00275ad7" style:font-weight-asian="bold" style:font-weight-complex="bold"/>
    </style:style>
    <style:style style:name="P26" style:family="paragraph" style:parent-style-name="Standard" style:list-style-name="L10">
      <style:text-properties fo:color="#3465a4" fo:font-weight="bold" officeooo:rsid="00275ad7" officeooo:paragraph-rsid="00275ad7" style:font-weight-asian="bold" style:font-weight-complex="bold"/>
    </style:style>
    <style:style style:name="P27" style:family="paragraph" style:parent-style-name="Standard" style:list-style-name="L9">
      <style:text-properties fo:color="#3465a4" fo:font-weight="normal" officeooo:rsid="00275ad7" officeooo:paragraph-rsid="00275ad7" style:font-weight-asian="normal" style:font-weight-complex="normal"/>
    </style:style>
    <style:style style:name="P28" style:family="paragraph" style:parent-style-name="Standard">
      <style:text-properties fo:color="#3465a4" fo:font-weight="normal" officeooo:rsid="00275ad7" officeooo:paragraph-rsid="00275ad7"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02660" style:font-weight-asian="normal" style:font-weight-complex="normal"/>
    </style:style>
    <style:style style:name="T3" style:family="text">
      <style:text-properties fo:font-weight="normal" officeooo:rsid="002161f9" style:font-weight-asian="normal" style:font-weight-complex="normal"/>
    </style:style>
    <style:style style:name="T4" style:family="text">
      <style:text-properties fo:font-weight="normal" officeooo:rsid="0021f9a1" style:font-weight-asian="normal" style:font-weight-complex="normal"/>
    </style:style>
    <style:style style:name="T5" style:family="text">
      <style:text-properties fo:font-weight="normal" officeooo:rsid="00229585" style:font-weight-asian="normal" style:font-weight-complex="normal"/>
    </style:style>
    <style:style style:name="T6" style:family="text">
      <style:text-properties fo:font-weight="normal" officeooo:rsid="00245219"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202660" style:font-weight-asian="bold" style:font-weight-complex="bold"/>
    </style:style>
    <style:style style:name="T9" style:family="text">
      <style:text-properties fo:font-weight="bold" officeooo:rsid="002161f9" style:font-weight-asian="bold" style:font-weight-complex="bold"/>
    </style:style>
    <style:style style:name="T10" style:family="text">
      <style:text-properties officeooo:rsid="002161f9"/>
    </style:style>
    <style:style style:name="T11" style:family="text">
      <style:text-properties officeooo:rsid="0022958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mortuos<text:span text:style-name="T1"> is an application that allows survivors </text:span><text:span text:style-name="T2">of a zombie apocalypse to locate </text:span><text:span text:style-name="T3">water</text:span><text:span text:style-name="T2">, zombies and traders.</text:span></text:p>
      <text:p text:style-name="P7"/>
      <text:p text:style-name="P6">Your task is to implement 5 features within the next 3 hours</text:p>
      <text:list xml:id="list1995621225" text:style-name="L1">
        <text:list-item>
          <text:p text:style-name="P12"><text:span text:style-name="T1">You are only allowed to modify the </text:span>Application<text:span text:style-name="T1"> class.</text:span></text:p>
        </text:list-item>
        <text:list-item>
          <text:p text:style-name="P19">You are allowed to add as many other classes as you want.</text:p>
        </text:list-item>
        <text:list-item>
          <text:p text:style-name="P19">You must not modify existing classes or interfaces</text:p>
        </text:list-item>
        <text:list-item>
          <text:p text:style-name="P19">You must not modify the given test classes.</text:p>
        </text:list-item>
      </text:list>
      <text:p text:style-name="P6"/>
      <text:p text:style-name="P6">Your application communicates with survivors by calling the <text:span text:style-name="T7">Survivor.notify</text:span> function. When you call this function, you provide a <text:span text:style-name="T7">message</text:span> indicating the type of event that occurred, and a <text:span text:style-name="T7">location </text:span>indicating where the event happened. Locations are given as x and y coordinates. The unit of measurement used is kilometers.</text:p>
      <text:p text:style-name="P6"/>
      <text:p text:style-name="P6">List of features:</text:p>
      <text:p text:style-name="P2">1. Register Survivors</text:p>
      <text:p text:style-name="P6">When <text:span text:style-name="T7">Application.registerSurvivor</text:span> is called, you must send the following message to the survivor that has just been registered. Each survivor will also provide a type when registered. The possible types are “citizen” “soldier” and “merchant”.</text:p>
      <text:list xml:id="list1056588179" text:style-name="L2">
        <text:list-item>
          <text:list>
            <text:list-item>
              <text:p text:style-name="P24"><text:span text:style-name="T8">Message:</text:span><text:span text:style-name="T2"> “registered”</text:span></text:p>
            </text:list-item>
            <text:list-item>
              <text:p text:style-name="P13">Location:<text:span text:style-name="T1"> The location of the survivor that has been registered.</text:span></text:p>
            </text:list-item>
          </text:list>
        </text:list-item>
      </text:list>
      <text:p text:style-name="P6"/>
      <text:p text:style-name="P2">2. Finding <text:span text:style-name="T10">Water</text:span></text:p>
      <text:p text:style-name="P6">When <text:span text:style-name="T7">Application.onEvent</text:span> is called, and the <text:span text:style-name="T7">eventType</text:span> is <text:span text:style-name="T7">“</text:span><text:span text:style-name="T9">water</text:span><text:span text:style-name="T7">”</text:span>, <text:span text:style-name="T10">a new source of drinkable water has been discovered at the provided location. Y</text:span>ou must notify every survivor within 5 kilometers of the <text:span text:style-name="T10">water</text:span> with the following event:</text:p>
      <text:list xml:id="list1302811830" text:style-name="L3">
        <text:list-item>
          <text:p text:style-name="P20">Message: “<text:span text:style-name="T10">water</text:span>”</text:p>
        </text:list-item>
        <text:list-item>
          <text:p text:style-name="P20">Location: The location of the <text:span text:style-name="T10">water</text:span>.</text:p>
        </text:list-item>
      </text:list>
      <text:p text:style-name="P6"/>
      <text:p text:style-name="P2">3. Finding trades</text:p>
      <text:p text:style-name="P2"><text:span text:style-name="T1">When </text:span>Application.onEvent<text:span text:style-name="T1"> is called, and the </text:span>eventType <text:span text:style-name="T1">is </text:span>“trade”<text:span text:style-name="T1">, </text:span><text:span text:style-name="T3">a new trading spot has been established. You must notify nearby citizens and traders of the new trading spot. Citizens should be notified if they are within 3km of the trading spot, while merchants should be notified if they are within 5km. </text:span><text:span text:style-name="T6">Soldiers should not be notified of nearby trades.</text:span></text:p>
      <text:list xml:id="list4002137165" text:style-name="L4">
        <text:list-item>
          <text:p text:style-name="P22">Message: “trade”</text:p>
        </text:list-item>
        <text:list-item>
          <text:p text:style-name="P22">Location: The location of the new trading spot.</text:p>
        </text:list-item>
      </text:list>
      <text:p text:style-name="P6"/>
      <text:p text:style-name="P2">4. Finding Zombies</text:p>
      <text:p text:style-name="P2"><text:span text:style-name="T1">When </text:span>Application.onEvent <text:span text:style-name="T1">is called, and the </text:span>eventType is “zombie”<text:span text:style-name="T1">, </text:span><text:span text:style-name="T3">a pack of zombies has been spotted at the given location. Y</text:span><text:span text:style-name="T1">ou must do the following:</text:span></text:p>
      <text:list xml:id="list3932656595" text:style-name="L5">
        <text:list-item>
          <text:p text:style-name="P21">Notify every soldier within 7km with the message “zombie” and the location of the zombie</text:p>
        </text:list-item>
      </text:list>
      <text:list xml:id="list1947258946" text:style-name="L6">
        <text:list-item>
          <text:p text:style-name="P14"><text:span text:style-name="T1">Notify every citizen or merchant within 4km with the message “</text:span><text:span text:style-name="T3">run” and a location 1km directly away from the zombie.</text:span></text:p>
        </text:list-item>
      </text:list>
      <text:p text:style-name="P9"/>
      <text:p text:style-name="P5">The following features i’m not sure about because adding them might break earlier tests</text:p>
      <text:p text:style-name="P3">5. New Survivors</text:p>
      <text:p text:style-name="P3"><text:span text:style-name="T1">When a new survivor registers with the application, you should send them any notifications about water, trading spots, and zombies near them. Use the same criteria as mentioned before. For example, </text:span><text:soft-page-break/><text:span text:style-name="T1">notify a newly registered citizen about all the water spots within 5km, the trade spots within 3km and give them a “run” message for any zombies within 4km.</text:span></text:p>
      <text:p text:style-name="P8"/>
      <text:p text:style-name="P3">6. Finding Friends</text:p>
      <text:p text:style-name="P8">When a new survivor registers with the application, you should notify nearby survivors to their location so that they can meet up. Use the following criteria:</text:p>
      <text:list xml:id="list1554304473" text:style-name="L7">
        <text:list-item>
          <text:p text:style-name="P23">Soldiers want to be notified about other soldiers that register within 5km of them. The message is “soldier”</text:p>
        </text:list-item>
        <text:list-item>
          <text:p text:style-name="P23">Merchants want to be notified about new merchants and citizens they can trade with within 5km of them. The message is “merchant” if the new arrival is a merchant, and “citizen” if the new arrival is a citizen.</text:p>
        </text:list-item>
        <text:list-item>
          <text:p text:style-name="P23">Citizens want to be notified of any new merchants that they can trade with within 5km. The message is “merchant”.</text:p>
        </text:list-item>
      </text:list>
      <text:p text:style-name="P3"><text:span text:style-name="T1">You should also notify the new arrival </text:span><text:span text:style-name="T4">of the locations of </text:span><text:span text:style-name="T1">all the nearby people t</text:span><text:span text:style-name="T4">hat were notified when they arrived. The message is the type of that person.</text:span></text:p>
      <text:p text:style-name="P3"><text:span text:style-name="T4"/></text:p>
      <text:p text:style-name="P25">Potential additional features:</text:p>
      <text:list xml:id="list2682453636" text:style-name="L9">
        <text:list-item>
          <text:p text:style-name="P27">Moving &amp; being notified of everything near the location you moved to</text:p>
        </text:list-item>
      </text:list>
      <text:p text:style-name="P28"/>
      <text:p text:style-name="P25">Design goals:</text:p>
      <text:list xml:id="list397550578" text:style-name="L10">
        <text:list-item>
          <text:p text:style-name="P26"><text:span text:style-name="T1">Add new survivor types and event types while modifying as little code as possible</text:span></text:p>
        </text:list-item>
      </text:list>
      <text:p text:style-name="P10"/>
      <text:p text:style-name="P4">Evaluation Criteria</text:p>
      <text:p text:style-name="P11">The breakdown of points is:</text:p>
      <text:p text:style-name="P11"/>
      <text:p text:style-name="P11">25%: Correctness of solution</text:p>
      <text:p text:style-name="P11">75%: Quality of solution</text:p>
      <text:p text:style-name="P11"/>
      <text:p text:style-name="P4">Correctness of solution</text:p>
      <text:p text:style-name="P11">These points are awarded if your solution meets the requirements given.</text:p>
      <text:p text:style-name="P11"/>
      <text:p text:style-name="P11">You will be evaluated by X automated tests. The amount of points you get will depend on what percentage of the tests you pass. You have been provided Y tests for you to run to check your solution yourself. These tests are not the same as the tests that will be used for grading, to prevent cheating.</text:p>
      <text:p text:style-name="P11"/>
      <text:p text:style-name="P4">Quality of solution</text:p>
      <text:p text:style-name="P11">Most of the points for this challenge are earned for having a high-quality solution. Quality will be evaluated based on how well your solution meets these criteria:</text:p>
      <text:list xml:id="list1304704188" text:style-name="L8">
        <text:list-item>
          <text:p text:style-name="P15"><text:span text:style-name="T11">20% </text:span>Clarity of code:<text:span text:style-name="T1"> </text:span><text:span text:style-name="T5">Proper variable names, function names and arguments, and clear organization of code. Comments will not be considered when grading.</text:span></text:p>
        </text:list-item>
        <text:list-item>
          <text:p text:style-name="P16">20% Object-oriented principles:<text:span text:style-name="T1"> Correct use of classes, inheritance, polymorphism, SOLID principles, and design patterns. </text:span></text:p>
        </text:list-item>
        <text:list-item>
          <text:p text:style-name="P16">15%Unit tests:<text:span text:style-name="T1"> You will be granted points for writing unit tests. You aren’t expected to have perfect test coverage, but you should be able to write clear tests and cover most reasonable use cases.</text:span></text:p>
        </text:list-item>
        <text:list-item>
          <text:p text:style-name="P16">20% Maintainability of solution:<text:span text:style-name="T1"> It should be easy to add new survivor types, new event types, and new behaviours to your system.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16:14:20.587000000</meta:creation-date>
    <meta:generator>LibreOffice/6.1.2.1$Windows_X86_64 LibreOffice_project/65905a128db06ba48db947242809d14d3f9a93fe</meta:generator>
    <dc:date>2019-10-01T17:17:41.913000000</dc:date>
    <meta:editing-duration>PT4H47M58S</meta:editing-duration>
    <meta:editing-cycles>4</meta:editing-cycles>
    <meta:document-statistic meta:table-count="0" meta:image-count="0" meta:object-count="0" meta:page-count="2" meta:paragraph-count="50" meta:word-count="822" meta:character-count="4876" meta:non-whitespace-character-count="4123"/>
  </office:meta>
</office:document-meta>
</file>